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9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2:Sheet1.C1048576 Sheet1.C167:Sheet1.C17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11:17:32.275956887</dc:date>
    <meta:editing-duration>P2DT14H17M12S</meta:editing-duration>
    <meta:editing-cycles>221</meta:editing-cycles>
    <meta:generator>LibreOffice/7.3.1.3$Linux_X86_64 LibreOffice_project/30$Build-3</meta:generator>
    <meta:document-statistic meta:table-count="1" meta:cell-count="721" meta:object-count="0"/>
  </office:meta>
</office:document-meta>
</file>